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Keith Butler</text:initial-creator></text:p>
      <text:p text:style-name="OrgSubtitle"/>
      <text:p text:style-name="OrgSubtitle">2022-09-26 Mon</text:p>
      <text:p text:style-name="OrgSubtitle"/>
      <text:h text:style-name="Heading_20_1" text:outline-level="1" text:is-list-header="false">
<text:bookmark-start text:name="OrgXref.orgb2afb51"/>
<text:bookmark text:name="orgb2afb51"/>Game Overview
<text:bookmark-end text:name="OrgXref.orgb2afb51"/></text:h>
      <text:h text:style-name="Heading_20_2" text:outline-level="2" text:is-list-header="false">
<text:bookmark-start text:name="OrgXref.org4d84a9b"/>
<text:bookmark text:name="org4d84a9b"/>Concept
<text:bookmark-end text:name="OrgXref.org4d84a9b"/></text:h>
      <text:p text:style-name="Text_20_body">An endless wave survival where the player cannot directly control attacking the enemies and has to rely on turrets to kill the enemies.
</text:p>
      <text:h text:style-name="Heading_20_2" text:outline-level="2" text:is-list-header="false">
<text:bookmark-start text:name="OrgXref.orgaf05ffb"/>
<text:bookmark text:name="orgaf05ffb"/>Feature Set
<text:bookmark-end text:name="OrgXref.orgaf05ffb"/></text:h>
      <text:h text:style-name="Heading_20_2" text:outline-level="2" text:is-list-header="false">
<text:bookmark-start text:name="OrgXref.orgf330d46"/>
<text:bookmark text:name="orgf330d46"/>Genres
<text:bookmark-end text:name="OrgXref.orgf330d46"/></text:h>
      <text:p text:style-name="Text_20_body">Top down wave survival shooter
</text:p>
      <text:h text:style-name="Heading_20_2" text:outline-level="2" text:is-list-header="false">
<text:bookmark-start text:name="OrgXref.org423b20d"/>
<text:bookmark text:name="org423b20d"/>Target Audience
<text:bookmark-end text:name="OrgXref.org423b20d"/></text:h>
      <text:p text:style-name="Text_20_body">Main target audiences of the game and reasoning why game attracts certain audiences.
</text:p>
      <text:h text:style-name="Heading_20_2" text:outline-level="2" text:is-list-header="false">
<text:bookmark-start text:name="OrgXref.org276df3f"/>
<text:bookmark text:name="org276df3f"/>Game Flow Summary - How does the player move through the game? Both through framing interface and the game itself.
<text:bookmark-end text:name="OrgXref.org276df3f"/></text:h>
      <text:h text:style-name="Heading_20_2" text:outline-level="2" text:is-list-header="false">
<text:bookmark-start text:name="OrgXref.org80ee0d6"/>
<text:bookmark text:name="org80ee0d6"/>Look and Feel - What is the basic look and feel of the game? What is the visual style? Give examples
<text:bookmark-end text:name="OrgXref.org80ee0d6"/></text:h>
      <text:p text:style-name="Text_20_body">Briefly explaining how the game looks and feels.
</text:p>
      <text:h text:style-name="Heading_20_2" text:outline-level="2" text:is-list-header="false">
<text:bookmark-start text:name="OrgXref.org422ae42"/>
<text:bookmark text:name="org422ae42"/>Project Scope
<text:bookmark-end text:name="OrgXref.org422ae42"/></text:h>
      <text:h text:style-name="Heading_20_3" text:outline-level="3" text:is-list-header="false">
<text:bookmark-start text:name="OrgXref.org92f0de5"/>
<text:bookmark text:name="org92f0de5"/>1 location
<text:bookmark-end text:name="OrgXref.org92f0de5"/></text:h>
      <text:h text:style-name="Heading_20_3" text:outline-level="3" text:is-list-header="false">
<text:bookmark-start text:name="OrgXref.org59ec28f"/>
<text:bookmark text:name="org59ec28f"/>1 level
<text:bookmark-end text:name="OrgXref.org59ec28f"/></text:h>
      <text:h text:style-name="Heading_20_3" text:outline-level="3" text:is-list-header="false">
<text:bookmark-start text:name="OrgXref.orgd07b45d"/>
<text:bookmark text:name="orgd07b45d"/>No NPC’s
<text:bookmark-end text:name="OrgXref.orgd07b45d"/></text:h>
      <text:h text:style-name="Heading_20_3" text:outline-level="3" text:is-list-header="false">
<text:bookmark-start text:name="OrgXref.org9b4724b"/>
<text:bookmark text:name="org9b4724b"/>One kind of turret
<text:bookmark-end text:name="OrgXref.org9b4724b"/></text:h>
      <text:h text:style-name="Heading_20_3" text:outline-level="3" text:is-list-header="false">
<text:bookmark-start text:name="OrgXref.org2d0cc74"/>
<text:bookmark text:name="org2d0cc74"/>Number of weapons
<text:bookmark-end text:name="OrgXref.org2d0cc74"/></text:h>
      <text:h text:style-name="Heading_20_2" text:outline-level="2" text:is-list-header="false">
<text:bookmark-start text:name="OrgXref.org8cbf0f9"/>
<text:bookmark text:name="org8cbf0f9"/>Unique Selling Point
<text:bookmark-end text:name="OrgXref.org8cbf0f9"/></text:h>
      <text:p text:style-name="Text_20_body">What makes this game stand out?
</text:p>
      <text:h text:style-name="Heading_20_1" text:outline-level="1" text:is-list-header="false">
<text:bookmark-start text:name="OrgXref.org4f93f32"/>
<text:bookmark text:name="org4f93f32"/>Gameplay and mechanics
<text:bookmark-end text:name="OrgXref.org4f93f32"/></text:h>
      <text:h text:style-name="Heading_20_2" text:outline-level="2" text:is-list-header="false">
<text:bookmark-start text:name="OrgXref.org3e44abf"/>
<text:bookmark text:name="org3e44abf"/>Gameplay
<text:bookmark-end text:name="OrgXref.org3e44abf"/></text:h>
      <text:h text:style-name="Heading_20_3" text:outline-level="3" text:is-list-header="false">
<text:bookmark-start text:name="OrgXref.org503a951"/>
<text:bookmark text:name="org503a951"/>Game Progression
<text:bookmark-end text:name="OrgXref.org503a951"/></text:h>
      <text:h text:style-name="Heading_20_3" text:outline-level="3" text:is-list-header="false">
<text:bookmark-start text:name="OrgXref.orge202512"/>
<text:bookmark text:name="orge202512"/>Objectives
<text:bookmark-end text:name="OrgXref.orge202512"/></text:h>
      <text:p text:style-name="Text_20_body">Survive for as long as possible.
</text:p>
      <text:h text:style-name="Heading_20_3" text:outline-level="3" text:is-list-header="false">
<text:bookmark-start text:name="OrgXref.orgd2c7723"/>
<text:bookmark text:name="orgd2c7723"/>Play Flow - How does the game flow for the game player
<text:bookmark-end text:name="OrgXref.orgd2c7723"/></text:h>
      <text:h text:style-name="Heading_20_2" text:outline-level="2" text:is-list-header="false">
<text:bookmark-start text:name="OrgXref.orgf351b8b"/>
<text:bookmark text:name="orgf351b8b"/>Mechanics
<text:bookmark-end text:name="OrgXref.orgf351b8b"/></text:h>
      <text:h text:style-name="Heading_20_3" text:outline-level="3" text:is-list-header="false">
<text:bookmark-start text:name="OrgXref.orge37d943"/>
<text:bookmark text:name="orge37d943"/>Physics - How does the physical universe work?
<text:bookmark-end text:name="OrgXref.orge37d943"/></text:h>
      <text:h text:style-name="Heading_20_3" text:outline-level="3" text:is-list-header="false">
<text:bookmark-start text:name="OrgXref.org96159d9"/>
<text:bookmark text:name="org96159d9"/>Movement
<text:bookmark-end text:name="OrgXref.org96159d9"/></text:h>
      <text:list text:style-name="OrgNumberedList" text:continue-numbering="false">
        <text:list-item>
          <text:p text:style-name="Text_20_body">
<text:bookmark-start text:name="OrgXref.org0ddea09"/>
<text:bookmark text:name="org0ddea09"/>General Movement
<text:bookmark-end text:name="OrgXref.org0ddea09"/></text:p>
          <text:p text:style-name="Text_20_body">WASD controls
</text:p>
        </text:list-item>
        <text:list-item>
          <text:p text:style-name="Text_20_body">
<text:bookmark-start text:name="OrgXref.org3f9caa7"/>
<text:bookmark text:name="org3f9caa7"/>Dash
<text:bookmark-end text:name="OrgXref.org3f9caa7"/></text:p>
          <text:list text:style-name="OrgBulletedList" text:continue-numbering="false">
            <text:list-item>
              <text:p text:style-name="Text_20_body">The players main form of movement.
</text:p>
            </text:list-item>
            <text:list-item>
              <text:p text:style-name="Text_20_body">Can dash through enemies without taking damage.
</text:p>
            </text:list-item>
            <text:list-item>
              <text:p text:style-name="Text_20_body">If player dashes through the marked enemy the enemy get a negative effect?
</text:p>
            </text:list-item>
          </text:list>
          <text:list text:style-name="OrgNumberedList" text:continue-numbering="true">
            <text:list-item>
              <text:p text:style-name="Text_20_body">
<text:bookmark-start text:name="OrgXref.org84dd608"/>
<text:bookmark text:name="org84dd608"/>Keybinding : SPACE
<text:bookmark-end text:name="OrgXref.org84dd608"/></text:p>
            </text:list-item>
          </text:list>
        </text:list-item>
      </text:list>
      <text:h text:style-name="Heading_20_3" text:outline-level="3" text:is-list-header="false">
<text:bookmark-start text:name="OrgXref.org89e75b8"/>
<text:bookmark text:name="org89e75b8"/>Objects
<text:bookmark-end text:name="OrgXref.org89e75b8"/></text:h>
      <text:list text:style-name="OrgNumberedList" text:continue-numbering="false">
        <text:list-item>
          <text:p text:style-name="Text_20_body">
<text:bookmark-start text:name="OrgXref.org9582b91"/>
<text:bookmark text:name="org9582b91"/>Picking Up Objects
<text:bookmark-end text:name="OrgXref.org9582b91"/></text:p>
        </text:list-item>
        <text:list-item>
          <text:p text:style-name="Text_20_body">
<text:bookmark-start text:name="OrgXref.org4bd0d9a"/>
<text:bookmark text:name="org4bd0d9a"/>Moving Objects
<text:bookmark-end text:name="OrgXref.org4bd0d9a"/></text:p>
        </text:list-item>
      </text:list>
      <text:h text:style-name="Heading_20_3" text:outline-level="3" text:is-list-header="false">
<text:bookmark-start text:name="OrgXref.org3baf684"/>
<text:bookmark text:name="org3baf684"/>Actions
<text:bookmark-end text:name="OrgXref.org3baf684"/></text:h>
      <text:list text:style-name="OrgNumberedList" text:continue-numbering="false">
        <text:list-item>
          <text:p text:style-name="Text_20_body">
<text:bookmark-start text:name="OrgXref.org58ad266"/>
<text:bookmark text:name="org58ad266"/>Switches and Buttons
<text:bookmark-end text:name="OrgXref.org58ad266"/></text:p>
        </text:list-item>
        <text:list-item>
          <text:p text:style-name="Text_20_body">
<text:bookmark-start text:name="OrgXref.org31ff31f"/>
<text:bookmark text:name="org31ff31f"/>Picking up, Carrying and Dropping
<text:bookmark-end text:name="OrgXref.org31ff31f"/></text:p>
        </text:list-item>
      </text:list>
      <text:h text:style-name="Heading_20_3" text:outline-level="3" text:is-list-header="false">
<text:bookmark-start text:name="OrgXref.org398b246"/>
<text:bookmark text:name="org398b246"/>Combat
<text:bookmark-end text:name="OrgXref.org398b246"/></text:h>
      <text:h text:style-name="Heading_20_3" text:outline-level="3" text:is-list-header="false">
<text:bookmark-start text:name="OrgXref.org69ad729"/>
<text:bookmark text:name="org69ad729"/>Economy
<text:bookmark-end text:name="OrgXref.org69ad729"/></text:h>
      <text:p text:style-name="Text_20_body">The player levels up
</text:p>
      <text:h text:style-name="Heading_20_2" text:outline-level="2" text:is-list-header="false">
<text:bookmark-start text:name="OrgXref.orge1cebf1"/>
<text:bookmark text:name="orge1cebf1"/>Screen Flow
<text:bookmark-end text:name="OrgXref.orge1cebf1"/></text:h>
      <text:h text:style-name="Heading_20_3" text:outline-level="3" text:is-list-header="false">
<text:bookmark-start text:name="OrgXref.org3181633"/>
<text:bookmark text:name="org3181633"/>Screen Flow Chart - A Graphical description of How each screen is related to each other
<text:bookmark-end text:name="OrgXref.org3181633"/></text:h>
      <text:h text:style-name="Heading_20_3" text:outline-level="3" text:is-list-header="false">
<text:bookmark-start text:name="OrgXref.org9c7da05"/>
<text:bookmark text:name="org9c7da05"/>Screen Descriptions - What is the purpose of each screen?
<text:bookmark-end text:name="OrgXref.org9c7da05"/></text:h>
      <text:list text:style-name="OrgNumberedList" text:continue-numbering="false">
        <text:list-item>
          <text:p text:style-name="Text_20_body">
<text:bookmark-start text:name="OrgXref.org2f2fa61"/>
<text:bookmark text:name="org2f2fa61"/>Main Menu Screen
<text:bookmark-end text:name="OrgXref.org2f2fa61"/></text:p>
        </text:list-item>
        <text:list-item>
          <text:p text:style-name="Text_20_body">
<text:bookmark-start text:name="OrgXref.orgcdb3d90"/>
<text:bookmark text:name="orgcdb3d90"/>Options Screen
<text:bookmark-end text:name="OrgXref.orgcdb3d90"/></text:p>
        </text:list-item>
        <text:list-item>
          <text:p text:style-name="Text_20_body">
<text:bookmark-start text:name="OrgXref.org0bebbf3"/>
<text:bookmark text:name="org0bebbf3"/>Etc.
<text:bookmark-end text:name="OrgXref.org0bebbf3"/></text:p>
        </text:list-item>
      </text:list>
      <text:h text:style-name="Heading_20_3" text:outline-level="3" text:is-list-header="false">
<text:bookmark-start text:name="OrgXref.orgd17da9c"/>
<text:bookmark text:name="orgd17da9c"/>Game Options - What are the options and how do they affect gameplay and mechanics?
<text:bookmark-end text:name="OrgXref.orgd17da9c"/></text:h>
      <text:h text:style-name="Heading_20_3" text:outline-level="3" text:is-list-header="false">
<text:bookmark-start text:name="OrgXref.org82343e6"/>
<text:bookmark text:name="org82343e6"/>Replaying and saving
<text:bookmark-end text:name="OrgXref.org82343e6"/></text:h>
      <text:h text:style-name="Heading_20_1" text:outline-level="1" text:is-list-header="false">
<text:bookmark-start text:name="OrgXref.orgc473f69"/>
<text:bookmark text:name="orgc473f69"/>Story, Setting and Character
<text:bookmark-end text:name="OrgXref.orgc473f69"/></text:h>
      <text:h text:style-name="Heading_20_2" text:outline-level="2" text:is-list-header="false">
<text:bookmark-start text:name="OrgXref.org386a996"/>
<text:bookmark text:name="org386a996"/>Game World
<text:bookmark-end text:name="OrgXref.org386a996"/></text:h>
      <text:h text:style-name="Heading_20_3" text:outline-level="3" text:is-list-header="false">
<text:bookmark-start text:name="OrgXref.org16f9bbc"/>
<text:bookmark text:name="org16f9bbc"/>Genral look and feel of the world
<text:bookmark-end text:name="OrgXref.org16f9bbc"/></text:h>
      <text:h text:style-name="Heading_20_3" text:outline-level="3" text:is-list-header="false">
<text:bookmark-start text:name="OrgXref.org0870a09"/>
<text:bookmark text:name="org0870a09"/>Area 1
<text:bookmark-end text:name="OrgXref.org0870a09"/></text:h>
      <text:list text:style-name="OrgNumberedList" text:continue-numbering="false">
        <text:list-item>
          <text:p text:style-name="Text_20_body">
<text:bookmark-start text:name="OrgXref.orgb176721"/>
<text:bookmark text:name="orgb176721"/>General Description
<text:bookmark-end text:name="OrgXref.orgb176721"/></text:p>
        </text:list-item>
        <text:list-item>
          <text:p text:style-name="Text_20_body">
<text:bookmark-start text:name="OrgXref.orgaf4ca85"/>
<text:bookmark text:name="orgaf4ca85"/>Phyical Characteristics
<text:bookmark-end text:name="OrgXref.orgaf4ca85"/></text:p>
        </text:list-item>
        <text:list-item>
          <text:p text:style-name="Text_20_body">
<text:bookmark-start text:name="OrgXref.org39ac5ab"/>
<text:bookmark text:name="org39ac5ab"/>Levels that use area
<text:bookmark-end text:name="OrgXref.org39ac5ab"/></text:p>
        </text:list-item>
        <text:list-item>
          <text:p text:style-name="Text_20_body">
<text:bookmark-start text:name="OrgXref.org7243718"/>
<text:bookmark text:name="org7243718"/>Connections to other areas
<text:bookmark-end text:name="OrgXref.org7243718"/></text:p>
        </text:list-item>
      </text:list>
      <text:h text:style-name="Heading_20_2" text:outline-level="2" text:is-list-header="false">
<text:bookmark-start text:name="OrgXref.orgb851c88"/>
<text:bookmark text:name="orgb851c88"/>Characters
<text:bookmark-end text:name="OrgXref.orgb851c88"/></text:h>
      <text:h text:style-name="Heading_20_3" text:outline-level="3" text:is-list-header="false">
<text:bookmark-start text:name="OrgXref.org9de0c91"/>
<text:bookmark text:name="org9de0c91"/>Character 1
<text:bookmark-end text:name="OrgXref.org9de0c91"/></text:h>
      <text:list text:style-name="OrgNumberedList" text:continue-numbering="false">
        <text:list-item>
          <text:p text:style-name="Text_20_body">
<text:bookmark-start text:name="OrgXref.org5aabbfe"/>
<text:bookmark text:name="org5aabbfe"/>Back Story
<text:bookmark-end text:name="OrgXref.org5aabbfe"/></text:p>
        </text:list-item>
        <text:list-item>
          <text:p text:style-name="Text_20_body">
<text:bookmark-start text:name="OrgXref.org45f89ea"/>
<text:bookmark text:name="org45f89ea"/>Personality
<text:bookmark-end text:name="OrgXref.org45f89ea"/></text:p>
        </text:list-item>
        <text:list-item>
          <text:p text:style-name="Text_20_body">
<text:bookmark-start text:name="OrgXref.orgddadb73"/>
<text:bookmark text:name="orgddadb73"/>Look
<text:bookmark-end text:name="OrgXref.orgddadb73"/></text:p>
          <text:list text:style-name="OrgNumberedList" text:continue-numbering="true">
            <text:list-item>
              <text:p text:style-name="Text_20_body">
<text:bookmark-start text:name="OrgXref.org46ea2c3"/>
<text:bookmark text:name="org46ea2c3"/>Physical Characteristics
<text:bookmark-end text:name="OrgXref.org46ea2c3"/></text:p>
            </text:list-item>
            <text:list-item>
              <text:p text:style-name="Text_20_body">
<text:bookmark-start text:name="OrgXref.org4886fc3"/>
<text:bookmark text:name="org4886fc3"/>Animations
<text:bookmark-end text:name="OrgXref.org4886fc3"/></text:p>
            </text:list-item>
          </text:list>
        </text:list-item>
        <text:list-item>
          <text:p text:style-name="Text_20_body">
<text:bookmark-start text:name="OrgXref.org3c7ca13"/>
<text:bookmark text:name="org3c7ca13"/>Special Abilities
<text:bookmark-end text:name="OrgXref.org3c7ca13"/></text:p>
        </text:list-item>
        <text:list-item>
          <text:p text:style-name="Text_20_body">
<text:bookmark-start text:name="OrgXref.org5aa6ddf"/>
<text:bookmark text:name="org5aa6ddf"/>Relevance to game story
<text:bookmark-end text:name="OrgXref.org5aa6ddf"/></text:p>
        </text:list-item>
        <text:list-item>
          <text:p text:style-name="Text_20_body">
<text:bookmark-start text:name="OrgXref.orgbaae2f0"/>
<text:bookmark text:name="orgbaae2f0"/>Relationship to other characters
<text:bookmark-end text:name="OrgXref.orgbaae2f0"/></text:p>
        </text:list-item>
        <text:list-item>
          <text:p text:style-name="Text_20_body">
<text:bookmark-start text:name="OrgXref.orgf6ed84b"/>
<text:bookmark text:name="orgf6ed84b"/>Statistics
<text:bookmark-end text:name="OrgXref.orgf6ed84b"/></text:p>
        </text:list-item>
      </text:list>
      <text:h text:style-name="Heading_20_3" text:outline-level="3" text:is-list-header="false">
<text:bookmark-start text:name="OrgXref.org56ac792"/>
<text:bookmark text:name="org56ac792"/>Character 2
<text:bookmark-end text:name="OrgXref.org56ac792"/></text:h>
      <text:h text:style-name="Heading_20_1" text:outline-level="1" text:is-list-header="false">
<text:bookmark-start text:name="OrgXref.org35d7db1"/>
<text:bookmark text:name="org35d7db1"/>Levels
<text:bookmark-end text:name="OrgXref.org35d7db1"/></text:h>
      <text:h text:style-name="Heading_20_2" text:outline-level="2" text:is-list-header="false">
<text:bookmark-start text:name="OrgXref.org327c71f"/>
<text:bookmark text:name="org327c71f"/>Level 1
<text:bookmark-end text:name="OrgXref.org327c71f"/></text:h>
      <text:h text:style-name="Heading_20_3" text:outline-level="3" text:is-list-header="false">
<text:bookmark-start text:name="OrgXref.orgac59c74"/>
<text:bookmark text:name="orgac59c74"/>Synopsis
<text:bookmark-end text:name="OrgXref.orgac59c74"/></text:h>
      <text:h text:style-name="Heading_20_3" text:outline-level="3" text:is-list-header="false">
<text:bookmark-start text:name="OrgXref.orgb67cd57"/>
<text:bookmark text:name="orgb67cd57"/>Introductory Material ( Cut scene? Mission briefing? )
<text:bookmark-end text:name="OrgXref.orgb67cd57"/></text:h>
      <text:h text:style-name="Heading_20_3" text:outline-level="3" text:is-list-header="false">
<text:bookmark-start text:name="OrgXref.org0a0c0e8"/>
<text:bookmark text:name="org0a0c0e8"/>Objectives
<text:bookmark-end text:name="OrgXref.org0a0c0e8"/></text:h>
      <text:p text:style-name="Text_20_body">Survive for as long as possible against waves of enemies.
</text:p>
      <text:h text:style-name="Heading_20_3" text:outline-level="3" text:is-list-header="false">
<text:bookmark-start text:name="OrgXref.orgaafc1e0"/>
<text:bookmark text:name="orgaafc1e0"/>Physical Description
<text:bookmark-end text:name="OrgXref.orgaafc1e0"/></text:h>
      <text:h text:style-name="Heading_20_3" text:outline-level="3" text:is-list-header="false">
<text:bookmark-start text:name="OrgXref.orgcfa133d"/>
<text:bookmark text:name="orgcfa133d"/>Map
<text:bookmark-end text:name="OrgXref.orgcfa133d"/></text:h>
      <text:h text:style-name="Heading_20_3" text:outline-level="3" text:is-list-header="false">
<text:bookmark-start text:name="OrgXref.org89cd898"/>
<text:bookmark text:name="org89cd898"/>Critial Path
<text:bookmark-end text:name="OrgXref.org89cd898"/></text:h>
      <text:h text:style-name="Heading_20_3" text:outline-level="3" text:is-list-header="false">
<text:bookmark-start text:name="OrgXref.orgbb56863"/>
<text:bookmark text:name="orgbb56863"/>Encounters
<text:bookmark-end text:name="OrgXref.orgbb56863"/></text:h>
      <text:h text:style-name="Heading_20_3" text:outline-level="3" text:is-list-header="false">
<text:bookmark-start text:name="OrgXref.org9b71c3e"/>
<text:bookmark text:name="org9b71c3e"/>Level Walkthrough
<text:bookmark-end text:name="OrgXref.org9b71c3e"/></text:h>
      <text:h text:style-name="Heading_20_3" text:outline-level="3" text:is-list-header="false">
<text:bookmark-start text:name="OrgXref.orge1141cd"/>
<text:bookmark text:name="orge1141cd"/>Closing Material
<text:bookmark-end text:name="OrgXref.orge1141cd"/></text:h>
      <text:h text:style-name="Heading_20_1" text:outline-level="1" text:is-list-header="false">
<text:bookmark-start text:name="OrgXref.org7b0b36c"/>
<text:bookmark text:name="org7b0b36c"/>Interface
<text:bookmark-end text:name="OrgXref.org7b0b36c"/></text:h>
      <text:h text:style-name="Heading_20_2" text:outline-level="2" text:is-list-header="false">
<text:bookmark-start text:name="OrgXref.org0c9ccf9"/>
<text:bookmark text:name="org0c9ccf9"/>Visual System
<text:bookmark-end text:name="OrgXref.org0c9ccf9"/></text:h>
      <text:h text:style-name="Heading_20_3" text:outline-level="3" text:is-list-header="false">
<text:bookmark-start text:name="OrgXref.orgc561e41"/>
<text:bookmark text:name="orgc561e41"/>HUD - What controls
<text:bookmark-end text:name="OrgXref.orgc561e41"/></text:h>
      <text:h text:style-name="Heading_20_3" text:outline-level="3" text:is-list-header="false">
<text:bookmark-start text:name="OrgXref.org621526f"/>
<text:bookmark text:name="org621526f"/>Menus
<text:bookmark-end text:name="OrgXref.org621526f"/></text:h>
      <text:h text:style-name="Heading_20_3" text:outline-level="3" text:is-list-header="false">
<text:bookmark-start text:name="OrgXref.orgbd71812"/>
<text:bookmark text:name="orgbd71812"/>Rendering System
<text:bookmark-end text:name="OrgXref.orgbd71812"/></text:h>
      <text:h text:style-name="Heading_20_3" text:outline-level="3" text:is-list-header="false">
<text:bookmark-start text:name="OrgXref.orgd77c188"/>
<text:bookmark text:name="orgd77c188"/>Camera
<text:bookmark-end text:name="OrgXref.orgd77c188"/></text:h>
      <text:h text:style-name="Heading_20_3" text:outline-level="3" text:is-list-header="false">
<text:bookmark-start text:name="OrgXref.org80faa8f"/>
<text:bookmark text:name="org80faa8f"/>Lighting Models
<text:bookmark-end text:name="OrgXref.org80faa8f"/></text:h>
      <text:h text:style-name="Heading_20_2" text:outline-level="2" text:is-list-header="false">
<text:bookmark-start text:name="OrgXref.orgb757265"/>
<text:bookmark text:name="orgb757265"/>Control System - How does the game player control the game? What are the specific commands?
<text:bookmark-end text:name="OrgXref.orgb757265"/></text:h>
      <text:h text:style-name="Heading_20_2" text:outline-level="2" text:is-list-header="false">
<text:bookmark-start text:name="OrgXref.org6b5939f"/>
<text:bookmark text:name="org6b5939f"/>Audio
<text:bookmark-end text:name="OrgXref.org6b5939f"/></text:h>
      <text:h text:style-name="Heading_20_2" text:outline-level="2" text:is-list-header="false">
<text:bookmark-start text:name="OrgXref.orgdc0dee2"/>
<text:bookmark text:name="orgdc0dee2"/>Music
<text:bookmark-end text:name="OrgXref.orgdc0dee2"/></text:h>
      <text:h text:style-name="Heading_20_2" text:outline-level="2" text:is-list-header="false">
<text:bookmark-start text:name="OrgXref.org065936f"/>
<text:bookmark text:name="org065936f"/>Sound Effects
<text:bookmark-end text:name="OrgXref.org065936f"/></text:h>
      <text:h text:style-name="Heading_20_1" text:outline-level="1" text:is-list-header="false">
<text:bookmark-start text:name="OrgXref.org6aad215"/>
<text:bookmark text:name="org6aad215"/>Artificial Intelligence
<text:bookmark-end text:name="OrgXref.org6aad215"/></text:h>
      <text:h text:style-name="Heading_20_2" text:outline-level="2" text:is-list-header="false">
<text:bookmark-start text:name="OrgXref.org98042a0"/>
<text:bookmark text:name="org98042a0"/>Enemy AI - The active opponent that chases down the player on mass and therefore requires strategic decisions making.
<text:bookmark-end text:name="OrgXref.org98042a0"/></text:h>
      <text:h text:style-name="Heading_20_2" text:outline-level="2" text:is-list-header="false">
<text:bookmark-start text:name="OrgXref.orge0d230a"/>
<text:bookmark text:name="orge0d230a"/>Turret AI
<text:bookmark-end text:name="OrgXref.orge0d230a"/></text:h>
      <text:h text:style-name="Heading_20_3" text:outline-level="3" text:is-list-header="false">
<text:bookmark-start text:name="OrgXref.orgd8b8812"/>
<text:bookmark text:name="orgd8b8812"/>Player Collision detection
<text:bookmark-end text:name="OrgXref.orgd8b8812"/></text:h>
      <text:h text:style-name="Heading_20_3" text:outline-level="3" text:is-list-header="false">
<text:bookmark-start text:name="OrgXref.org06972d2"/>
<text:bookmark text:name="org06972d2"/>No Pathfinding
<text:bookmark-end text:name="OrgXref.org06972d2"/></text:h>
      <text:h text:style-name="Heading_20_1" text:outline-level="1" text:is-list-header="false">
<text:bookmark-start text:name="OrgXref.orgebb13bb"/>
<text:bookmark text:name="orgebb13bb"/>Technical
<text:bookmark-end text:name="OrgXref.orgebb13bb"/></text:h>
      <text:h text:style-name="Heading_20_2" text:outline-level="2" text:is-list-header="false">
<text:bookmark-start text:name="OrgXref.org5317581"/>
<text:bookmark text:name="org5317581"/>Target Hardware
<text:bookmark-end text:name="OrgXref.org5317581"/></text:h>
      <text:h text:style-name="Heading_20_2" text:outline-level="2" text:is-list-header="false">
<text:bookmark-start text:name="OrgXref.orge911a3b"/>
<text:bookmark text:name="orge911a3b"/>Development hardware and software
<text:bookmark-end text:name="OrgXref.orge911a3b"/></text:h>
      <text:h text:style-name="Heading_20_2" text:outline-level="2" text:is-list-header="false">
<text:bookmark-start text:name="OrgXref.orgbe867c1"/>
<text:bookmark text:name="orgbe867c1"/>Development procedures and standards
<text:bookmark-end text:name="OrgXref.orgbe867c1"/></text:h>
      <text:h text:style-name="Heading_20_2" text:outline-level="2" text:is-list-header="false">
<text:bookmark-start text:name="OrgXref.org5dffacb"/>
<text:bookmark text:name="org5dffacb"/>Scripting Language
<text:bookmark-end text:name="OrgXref.org5dffacb"/></text:h>
      <text:p text:style-name="Text_20_body">C++ SFML
</text:p>
      <text:h text:style-name="Heading_20_1" text:outline-level="1" text:is-list-header="false">
<text:bookmark-start text:name="OrgXref.org5bd5b09"/>
<text:bookmark text:name="org5bd5b09"/>Game Art
<text:bookmark-end text:name="OrgXref.org5bd5b09"/></text:h>
      <text:h text:style-name="Heading_20_2" text:outline-level="2" text:is-list-header="false">
<text:bookmark-start text:name="OrgXref.org06b4ff5"/>
<text:bookmark text:name="org06b4ff5"/>Concept Art
<text:bookmark-end text:name="OrgXref.org06b4ff5"/></text:h>
      <text:h text:style-name="Heading_20_2" text:outline-level="2" text:is-list-header="false">
<text:bookmark-start text:name="OrgXref.orgc9a43c6"/>
<text:bookmark text:name="orgc9a43c6"/>Style Guides
<text:bookmark-end text:name="OrgXref.orgc9a43c6"/></text:h>
      <text:h text:style-name="Heading_20_2" text:outline-level="2" text:is-list-header="false">
<text:bookmark-start text:name="OrgXref.org2f21286"/>
<text:bookmark text:name="org2f21286"/>Characters
<text:bookmark-end text:name="OrgXref.org2f21286"/></text:h>
      <text:h text:style-name="Heading_20_2" text:outline-level="2" text:is-list-header="false">
<text:bookmark-start text:name="OrgXref.org0d8f474"/>
<text:bookmark text:name="org0d8f474"/>Enviroment
<text:bookmark-end text:name="OrgXref.org0d8f474"/></text:h>
      <text:h text:style-name="Heading_20_2" text:outline-level="2" text:is-list-header="false">
<text:bookmark-start text:name="OrgXref.orgf8dbb03"/>
<text:bookmark text:name="orgf8dbb03"/>Equipment
<text:bookmark-end text:name="OrgXref.orgf8dbb03"/></text:h>
      <text:h text:style-name="Heading_20_2" text:outline-level="2" text:is-list-header="false">
<text:bookmark-start text:name="OrgXref.orgb003ce1"/>
<text:bookmark text:name="orgb003ce1"/>Cut Scenes
<text:bookmark-end text:name="OrgXref.orgb003ce1"/></text:h>
      <text:h text:style-name="Heading_20_2" text:outline-level="2" text:is-list-header="false">
<text:bookmark-start text:name="OrgXref.org18a6e95"/>
<text:bookmark text:name="org18a6e95"/>Miscellaneous
<text:bookmark-end text:name="OrgXref.org18a6e95"/></text:h>
      <text:h text:style-name="Heading_20_1" text:outline-level="1" text:is-list-header="false">
<text:bookmark-start text:name="OrgXref.org65ffdbc"/>
<text:bookmark text:name="org65ffdbc"/>Project Management
<text:bookmark-end text:name="OrgXref.org65ffdbc"/></text:h>
      <text:h text:style-name="Heading_20_2" text:outline-level="2" text:is-list-header="false">
<text:bookmark-start text:name="OrgXref.org36ae777"/>
<text:bookmark text:name="org36ae777"/>Detailed Schedule: Including major project milestones and sprint deadlines if using an agile-type methodology
<text:bookmark-end text:name="OrgXref.org36ae777"/></text:h>
      <text:h text:style-name="Heading_20_2" text:outline-level="2" text:is-list-header="false">
<text:bookmark-start text:name="OrgXref.org233248a"/>
<text:bookmark text:name="org233248a"/>Version control
<text:bookmark-end text:name="OrgXref.org233248a"/></text:h>
      <text:p text:style-name="Text_20_body">Git/Github
</text:p>
      <text:h text:style-name="Heading_20_2" text:outline-level="2" text:is-list-header="false">
<text:bookmark-start text:name="OrgXref.orgd4b134d"/>
<text:bookmark text:name="orgd4b134d"/>Test Plan: How will you test your game? How will you playtest your game?
<text:bookmark-end text:name="OrgXref.orgd4b134d"/></text:h>
      <text:h text:style-name="Heading_20_1" text:outline-level="1" text:is-list-header="false">
<text:bookmark-start text:name="OrgXref.org40e0a6f"/>
<text:bookmark text:name="org40e0a6f"/>Appendices
<text:bookmark-end text:name="OrgXref.org40e0a6f"/></text:h>
      <text:list text:style-name="OrgBulletedList" text:continue-numbering="false">
        <text:list-item>
          <text:p text:style-name="Text_20_body"><text:a xlink:type="simple" xlink:href="https://github.com/viirret/gdd-template/blob/main/main.tex">gdd-template/main.tex at main · viirret/gdd-template · GitHub</text:a>
</text:p>
        </text:list-item>
      </text:list>
      <text:h text:style-name="Heading_20_2" text:outline-level="2" text:is-list-header="false">
<text:bookmark-start text:name="OrgXref.orgd8baaea"/>
<text:bookmark text:name="orgd8baaea"/>Credits: List ALL third-party assets used in your game. Group them according to type:
<text:bookmark-end text:name="OrgXref.orgd8baaea"/></text:h>
      <text:h text:style-name="Heading_20_3" text:outline-level="3" text:is-list-header="false">
<text:bookmark-start text:name="OrgXref.orgd5948f8"/>
<text:bookmark text:name="orgd5948f8"/>Images
<text:bookmark-end text:name="OrgXref.orgd5948f8"/></text:h>
      <text:h text:style-name="Heading_20_3" text:outline-level="3" text:is-list-header="false">
<text:bookmark-start text:name="OrgXref.orgb0a27cf"/>
<text:bookmark text:name="orgb0a27cf"/>Models
<text:bookmark-end text:name="OrgXref.orgb0a27cf"/></text:h>
      <text:h text:style-name="Heading_20_3" text:outline-level="3" text:is-list-header="false">
<text:bookmark-start text:name="OrgXref.org4603866"/>
<text:bookmark text:name="org4603866"/>Animations
<text:bookmark-end text:name="OrgXref.org4603866"/></text:h>
      <text:h text:style-name="Heading_20_3" text:outline-level="3" text:is-list-header="false">
<text:bookmark-start text:name="OrgXref.org7125996"/>
<text:bookmark text:name="org7125996"/>Audio
<text:bookmark-end text:name="OrgXref.org7125996"/></text:h>
      <text:h text:style-name="Heading_20_3" text:outline-level="3" text:is-list-header="false">
<text:bookmark-start text:name="OrgXref.org9097e08"/>
<text:bookmark text:name="org9097e08"/>Cameras
<text:bookmark-end text:name="OrgXref.org9097e08"/></text:h>
      <text:h text:style-name="Heading_20_3" text:outline-level="3" text:is-list-header="false">
<text:bookmark-start text:name="OrgXref.orge8128b5"/>
<text:bookmark text:name="orge8128b5"/>Player controllers
<text:bookmark-end text:name="OrgXref.orge8128b5"/></text:h>
      <text:h text:style-name="Heading_20_3" text:outline-level="3" text:is-list-header="false">
<text:bookmark-start text:name="OrgXref.orgf4ba27b"/>
<text:bookmark text:name="orgf4ba27b"/>Etc.
<text:bookmark-end text:name="OrgXref.orgf4ba27b"/></text:h>
      <text:h text:style-name="Heading_20_2" text:outline-level="2" text:is-list-header="false">
<text:bookmark-start text:name="OrgXref.orgfe0d189"/>
<text:bookmark text:name="orgfe0d189"/>Art
<text:bookmark-end text:name="OrgXref.orgfe0d189"/></text:h>
      <text:h text:style-name="Heading_20_2" text:outline-level="2" text:is-list-header="false">
<text:bookmark-start text:name="OrgXref.org0564f93"/>
<text:bookmark text:name="org0564f93"/>References. Use the Harvard method to format references for all in-text citations
<text:bookmark-end text:name="OrgXref.org0564f93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eith Butler</dc:creator>
    <meta:initial-creator>Keith Butler</meta:initial-creator>
    <dc:date>2023-01-03T13:44:43</dc:date>
    <meta:creation-date>2023-01-03T13:44:43</meta:creation-date>
    <meta:generator>Emacs 28.2 (Org mode 9.6)</meta:generator>
    <meta:keyword/>
    <dc:subject/>
    <dc:title>Game Design Document</dc:title>
    <meta:user-defined meta:name="subtitle">More words</meta:user-defined>
  </office:meta>
</office:document-meta>
</file>